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4pt" fo:language="de" fo:country="DE" fo:font-weight="bold" style:font-size-asian="24pt" style:language-asian="zxx" style:country-asian="none" style:font-weight-asian="bold" style:font-size-complex="24pt" style:language-complex="zxx" style:country-complex="none" style:font-weight-complex="bold"/>
    </style:style>
    <style:style style:name="P2" style:family="paragraph" style:parent-style-name="Standard">
      <style:text-properties fo:font-size="12pt" fo:language="de" fo:country="DE" fo:font-weight="normal" style:font-size-asian="12pt" style:language-asian="zxx" style:country-asian="none" style:font-weight-asian="normal" style:font-size-complex="12pt" style:language-complex="zxx" style:country-complex="none"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llspiel"</text:p>
      <text:p text:style-name="P2"/>
      <text:p text:style-name="P2">Das Grundkonzept des Spieles sieht vor einen Ball mit Hilfe von Mausklicks in der Luft zu behalten. Hierbei wird ermittelt, an welcher Stelle (relativ zur Mitte gesehen) der Spieler den Ball anklickt, <text:s/>und dementsprechend eine „Beschleunigung“ auf ihn ausgewirkt. Diese Beschleunigung entspricht etwa dem, was mit einem Ball passieren würde, der von jemanden an der entsprechenden stelle getreten oder geköpft werden würde. Spielziel ist es den Ball in der Luft zu behalten, und zu verhindern, dass er unten auf dem Boden aufkommt.</text:p>
      <text:p text:style-name="P2">Das Spielfeld ist hierbei Hochkant und wird von einer Seitenansicht (2D) dargestellt. Die Spielfeldbegrenzungen stellen zeitgleich auch Wände dar, an denen der Ball abprallen kann. Um zu verhindern, dass der Spieler die Mechanik austrickst und den Ball etwa in einer oberen Ecke durch ständiges klicken in der Luft zum stehen bringt, ist die Fläche, in welcher der Spieler Einfluss auf den Ball ausüben kann auf die untere Hälfte (Drittel?) begrenzt. Somit wird der Ball zwangsläufig eine gewisse Zeit nicht kontrollierbar sein und der Spieler muss schnell reagieren und die Flugbahn des Balls vorausberechnen.</text:p>
      <text:p text:style-name="P2">Tendenziell ist dies ein Endlosspiel. Gezählt werden soll die bisher vergangene Zeit und die Anzahl der Klicks, die man bisher gebraucht hat. Diese Anzeigen sollen, um die Sicht nicht zu behindern am unteren Ende des Spielfeldes angebracht werden. Das fertige Spiel soll anschließend innerhalb eines Applets auf einer HTML-Seite eingebunde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31M19S</meta:editing-duration>
    <meta:editing-cycles>8</meta:editing-cycles>
    <meta:generator>OpenOffice.org/3.3$Win32 OpenOffice.org_project/330m20$Build-9567</meta:generator>
    <dc:date>2012-02-20T18:55:55.89</dc:date>
    <dc:creator>Sascha Morlok</dc:creator>
    <meta:document-statistic meta:table-count="0" meta:image-count="0" meta:object-count="0" meta:page-count="1" meta:paragraph-count="4" meta:word-count="228" meta:character-count="1500"/>
    <meta:user-defined meta:name="Info 1"/>
    <meta:user-defined meta:name="Info 2"/>
    <meta:user-defined meta:name="Info 3"/>
    <meta:user-defined meta:name="Info 4"/>
  </office:meta>
</office:document-meta>
</file>